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76a7" officeooo:paragraph-rsid="000876a7"/>
    </style:style>
    <style:style style:name="P2" style:family="paragraph" style:parent-style-name="Standard">
      <style:text-properties officeooo:rsid="000ab25f" officeooo:paragraph-rsid="000ab25f"/>
    </style:style>
    <style:style style:name="P3" style:family="paragraph" style:parent-style-name="Standard">
      <style:text-properties officeooo:rsid="000c5bc4" officeooo:paragraph-rsid="000c5bc4"/>
    </style:style>
    <style:style style:name="P4" style:family="paragraph" style:parent-style-name="Standard">
      <style:text-properties officeooo:rsid="000b6bac" officeooo:paragraph-rsid="000b6bac"/>
    </style:style>
    <style:style style:name="P5" style:family="paragraph" style:parent-style-name="Standard">
      <style:text-properties officeooo:rsid="000e195e" officeooo:paragraph-rsid="000e195e"/>
    </style:style>
    <style:style style:name="P6" style:family="paragraph" style:parent-style-name="Standard">
      <style:text-properties officeooo:rsid="000fb9b4" officeooo:paragraph-rsid="000fb9b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8ecf"/>
    </style:style>
    <style:style style:name="T3" style:family="text">
      <style:text-properties officeooo:rsid="000ade02"/>
    </style:style>
    <style:style style:name="T4" style:family="text">
      <style:text-properties officeooo:rsid="000fb9b4"/>
    </style:style>
    <style:style style:name="T5" style:family="text">
      <style:text-properties officeooo:rsid="0010af41"/>
    </style:style>
    <style:style style:name="T6" style:family="text">
      <style:text-properties officeooo:rsid="00120a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ICLI</text:span>: <text:span text:style-name="T2">utilizzati per eseguire blocchi di codice che vengono ripetuti fino a quando una determinata condizione è vera. Viene quindi verificata la condizione ogni volta.</text:span></text:p>
      <text:p text:style-name="P1"/>
      <text:p text:style-name="P2">Il ciclo davvero utile è quello booleano, il controllore <text:span text:style-name="T3">(condizione da verificare)</text:span> diventa la logica (true/false).</text:p>
      <text:p text:style-name="P2"/>
      <text:p text:style-name="P3"><text:span text:style-name="T1">FOR</text:span>:</text:p>
      <text:p text:style-name="P4">Il for si usa quando posso determinare quante ripetizioni voglio fare (cicli determinabili). Il while si usa quando non posso sapere a priori <text:s/>il numero delle scelte dell’utente. (cicli non determinabili)</text:p>
      <text:p text:style-name="P4"/>
      <text:p text:style-name="P5"><text:span text:style-name="T1">range()</text:span>: è un ausiliare che si occupa di ripetere <text:span text:style-name="T4">una sequenza di numeri</text:span> da a (origine) a x</text:p>
      <text:p text:style-name="P5"/>
      <text:p text:style-name="P6">lo start è incluso <text:span text:style-name="T5">(valore di partenza)</text:span>, stop è obbligatorio perché stoppa la sequenza, step è opzionale, <text:span text:style-name="T5">è la differenza tra i valori successivi nella sequenza, se non inserito il valore predefinito è 1</text:span>. <text:span text:style-name="T6">si può anche inserire lo step prima della ….. inserendo 0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5T08:43:34.826420200</meta:creation-date>
    <dc:date>2026-04-15T10:44:50.501702600</dc:date>
    <meta:editing-duration>PT2H1M10S</meta:editing-duration>
    <meta:editing-cycles>12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6" meta:word-count="136" meta:character-count="845" meta:non-whitespace-character-count="714"/>
  </office:meta>
</office:document-meta>
</file>